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level</text:p>
          </table:table-cell>
          <table:table-cell office:value-type="string">
            <text:p>valeur non arrondie</text:p>
          </table:table-cell>
          <table:table-cell office:value-type="string">
            <text:p>seui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ROUND([.C2])" office:value-type="float" office:value="3">
            <text:p>3</text:p>
          </table:table-cell>
          <table:table-cell table:formula="of:=10-(7 *([.A2]-[.$D$3])/([.$D$2]-[.$D$3]))" office:value-type="float" office:value="3">
            <text:p>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ROUND([.C3])" office:value-type="float" office:value="3">
            <text:p>3</text:p>
          </table:table-cell>
          <table:table-cell table:formula="of:=10-(7 *([.A3]-[.$D$3])/([.$D$2]-[.$D$3]))" office:value-type="float" office:value="3.30434782608696">
            <text:p>3,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ROUND([.C4])" office:value-type="float" office:value="4">
            <text:p>4</text:p>
          </table:table-cell>
          <table:table-cell table:formula="of:=10-(7 *([.A4]-[.$D$3])/([.$D$2]-[.$D$3]))" office:value-type="float" office:value="3.60869565217391">
            <text:p>3,6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ROUND([.C5])" office:value-type="float" office:value="4">
            <text:p>4</text:p>
          </table:table-cell>
          <table:table-cell table:formula="of:=10-(7 *([.A5]-[.$D$3])/([.$D$2]-[.$D$3]))" office:value-type="float" office:value="3.91304347826087">
            <text:p>3,9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ROUND([.C6])" office:value-type="float" office:value="4">
            <text:p>4</text:p>
          </table:table-cell>
          <table:table-cell table:formula="of:=10-(7 *([.A6]-[.$D$3])/([.$D$2]-[.$D$3]))" office:value-type="float" office:value="4.21739130434783">
            <text:p>4,2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ROUND([.C7])" office:value-type="float" office:value="5">
            <text:p>5</text:p>
          </table:table-cell>
          <table:table-cell table:formula="of:=10-(7 *([.A7]-[.$D$3])/([.$D$2]-[.$D$3]))" office:value-type="float" office:value="4.52173913043478">
            <text:p>4,5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ROUND([.C8])" office:value-type="float" office:value="5">
            <text:p>5</text:p>
          </table:table-cell>
          <table:table-cell table:formula="of:=10-(7 *([.A8]-[.$D$3])/([.$D$2]-[.$D$3]))" office:value-type="float" office:value="4.82608695652174">
            <text:p>4,8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ROUND([.C9])" office:value-type="float" office:value="5">
            <text:p>5</text:p>
          </table:table-cell>
          <table:table-cell table:formula="of:=10-(7 *([.A9]-[.$D$3])/([.$D$2]-[.$D$3]))" office:value-type="float" office:value="5.1304347826087">
            <text:p>5,1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ROUND([.C10])" office:value-type="float" office:value="5">
            <text:p>5</text:p>
          </table:table-cell>
          <table:table-cell table:formula="of:=10-(7 *([.A10]-[.$D$3])/([.$D$2]-[.$D$3]))" office:value-type="float" office:value="5.43478260869565">
            <text:p>5,4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ROUND([.C11])" office:value-type="float" office:value="6">
            <text:p>6</text:p>
          </table:table-cell>
          <table:table-cell table:formula="of:=10-(7 *([.A11]-[.$D$3])/([.$D$2]-[.$D$3]))" office:value-type="float" office:value="5.73913043478261">
            <text:p>5,7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ROUND([.C12])" office:value-type="float" office:value="6">
            <text:p>6</text:p>
          </table:table-cell>
          <table:table-cell table:formula="of:=10-(7 *([.A12]-[.$D$3])/([.$D$2]-[.$D$3]))" office:value-type="float" office:value="6.04347826086957">
            <text:p>6,0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ROUND([.C13])" office:value-type="float" office:value="6">
            <text:p>6</text:p>
          </table:table-cell>
          <table:table-cell table:formula="of:=10-(7 *([.A13]-[.$D$3])/([.$D$2]-[.$D$3]))" office:value-type="float" office:value="6.34782608695652">
            <text:p>6,3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ROUND([.C14])" office:value-type="float" office:value="7">
            <text:p>7</text:p>
          </table:table-cell>
          <table:table-cell table:formula="of:=10-(7 *([.A14]-[.$D$3])/([.$D$2]-[.$D$3]))" office:value-type="float" office:value="6.65217391304348">
            <text:p>6,6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ROUND([.C15])" office:value-type="float" office:value="7">
            <text:p>7</text:p>
          </table:table-cell>
          <table:table-cell table:formula="of:=10-(7 *([.A15]-[.$D$3])/([.$D$2]-[.$D$3]))" office:value-type="float" office:value="6.95652173913043">
            <text:p>6,9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ROUND([.C16])" office:value-type="float" office:value="7">
            <text:p>7</text:p>
          </table:table-cell>
          <table:table-cell table:formula="of:=10-(7 *([.A16]-[.$D$3])/([.$D$2]-[.$D$3]))" office:value-type="float" office:value="7.26086956521739">
            <text:p>7,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ROUND([.C17])" office:value-type="float" office:value="8">
            <text:p>8</text:p>
          </table:table-cell>
          <table:table-cell table:formula="of:=10-(7 *([.A17]-[.$D$3])/([.$D$2]-[.$D$3]))" office:value-type="float" office:value="7.56521739130435">
            <text:p>7,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ROUND([.C18])" office:value-type="float" office:value="8">
            <text:p>8</text:p>
          </table:table-cell>
          <table:table-cell table:formula="of:=10-(7 *([.A18]-[.$D$3])/([.$D$2]-[.$D$3]))" office:value-type="float" office:value="7.8695652173913">
            <text:p>7,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ROUND([.C19])" office:value-type="float" office:value="8">
            <text:p>8</text:p>
          </table:table-cell>
          <table:table-cell table:formula="of:=10-(7 *([.A19]-[.$D$3])/([.$D$2]-[.$D$3]))" office:value-type="float" office:value="8.17391304347826">
            <text:p>8,1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ROUND([.C20])" office:value-type="float" office:value="8">
            <text:p>8</text:p>
          </table:table-cell>
          <table:table-cell table:formula="of:=10-(7 *([.A20]-[.$D$3])/([.$D$2]-[.$D$3]))" office:value-type="float" office:value="8.47826086956522">
            <text:p>8,4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ROUND([.C21])" office:value-type="float" office:value="9">
            <text:p>9</text:p>
          </table:table-cell>
          <table:table-cell table:formula="of:=10-(7 *([.A21]-[.$D$3])/([.$D$2]-[.$D$3]))" office:value-type="float" office:value="8.78260869565217">
            <text:p>8,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ROUND([.C22])" office:value-type="float" office:value="9">
            <text:p>9</text:p>
          </table:table-cell>
          <table:table-cell table:formula="of:=10-(7 *([.A22]-[.$D$3])/([.$D$2]-[.$D$3]))" office:value-type="float" office:value="9.08695652173913">
            <text:p>9,0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ROUND([.C23])" office:value-type="float" office:value="9">
            <text:p>9</text:p>
          </table:table-cell>
          <table:table-cell table:formula="of:=10-(7 *([.A23]-[.$D$3])/([.$D$2]-[.$D$3]))" office:value-type="float" office:value="9.39130434782609">
            <text:p>9,3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ROUND([.C24])" office:value-type="float" office:value="10">
            <text:p>10</text:p>
          </table:table-cell>
          <table:table-cell table:formula="of:=10-(7 *([.A24]-[.$D$3])/([.$D$2]-[.$D$3]))" office:value-type="float" office:value="9.69565217391304">
            <text:p>9,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ROUND([.C25])" office:value-type="float" office:value="10">
            <text:p>10</text:p>
          </table:table-cell>
          <table:table-cell table:formula="of:=10-(7 *([.A25]-[.$D$3])/([.$D$2]-[.$D$3]))"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9/11/2019</text:date>, <text:time>12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26S</meta:editing-duration>
    <meta:editing-cycles>7</meta:editing-cycles>
    <meta:generator>OpenOffice/4.1.6$Win32 OpenOffice.org_project/416m1$Build-9790</meta:generator>
    <dc:date>2019-11-29T12:45:41.08</dc:date>
    <dc:creator>Xavier Tagliarino</dc:cre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